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Aptos Display" svg:font-family="'Aptos Display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fo:margin-left="0.009cm" fo:margin-top="0cm" fo:margin-bottom="0cm" table:align="left" style:writing-mode="page"/>
    </style:style>
    <style:style style:name="Table1.A" style:family="table-column">
      <style:table-column-properties style:column-width="1.743cm"/>
    </style:style>
    <style:style style:name="Table1.B" style:family="table-column">
      <style:table-column-properties style:column-width="7.569cm"/>
    </style:style>
    <style:style style:name="Table1.C" style:family="table-column">
      <style:table-column-properties style:column-width="4.119cm"/>
    </style:style>
    <style:style style:name="Table1.D" style:family="table-column">
      <style:table-column-properties style:column-width="4.15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b2b2b2" fo:padding="0.097cm" fo:border="0.5pt solid #000000">
        <style:background-image/>
      </style:table-cell-properties>
    </style:style>
    <style:style style:name="Table1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0.5pt solid #000000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0.5pt solid #000000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6" style:family="table-cell">
      <style:table-cell-properties fo:padding="0.097cm" fo:border-left="0.5pt solid #000000" fo:border-right="none" fo:border-top="0.5pt solid #000000" fo:border-bottom="0.5pt solid #000000"/>
    </style:style>
    <style:style style:name="Table1.C6" style:family="table-cell">
      <style:table-cell-properties fo:padding="0.097cm" fo:border-left="0.5pt solid #000000" fo:border-right="none" fo:border-top="0.5pt solid #000000" fo:border-bottom="0.5pt solid #000000"/>
    </style:style>
    <style:style style:name="Table1.D6" style:family="table-cell">
      <style:table-cell-properties fo:padding="0.097cm" fo:border="0.5pt solid #000000"/>
    </style:style>
    <style:style style:name="Table2" style:family="table">
      <style:table-properties style:width="17.59cm" style:rel-width="100%" fo:margin-left="0cm" fo:margin-top="0cm" fo:margin-bottom="0cm" table:align="left" style:writing-mode="page"/>
    </style:style>
    <style:style style:name="Table2.A" style:family="table-column">
      <style:table-column-properties style:column-width="0.626cm" style:rel-column-width="2333*"/>
    </style:style>
    <style:style style:name="Table2.B" style:family="table-column">
      <style:table-column-properties style:column-width="16.963cm" style:rel-column-width="63201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26cm" fo:border="none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_20__28_WW_29_"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letter-kerning="false" style:font-name-complex="Times New Roman1" style:font-size-complex="12pt"/>
    </style:style>
    <style:style style:name="T4" style:family="text">
      <style:text-properties style:font-name="Times New Roman" fo:language="en" fo:country="CA" style:font-name-complex="Times New Roman1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text-position="super 58%" style:font-name="Times New Roman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_20__28_WW_29_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Table_20_Contents" loext:marker-style-name="T1"><text:span text:style-name="T1">ID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Functional Safety Requirement</text:span><text:span text:style-name="T1"/></text:p>
          </table:table-cell>
          <table:table-cell table:style-name="Table1.A1" office:value-type="string">
            <text:p text:style-name="Table_20_Contents" loext:marker-style-name="T1"><text:span text:style-name="T1">Allocation to Element</text:span><text:span text:style-name="T1"/></text:p>
          </table:table-cell>
          <table:table-cell table:style-name="Table1.D1" office:value-type="string">
            <text:p text:style-name="Table_20_Contents" loext:marker-style-name="T1"><text:span text:style-name="T1">ASIL</text:span><text:span text:style-name="T1"/></text:p>
          </table:table-cell>
        </table:table-row>
        <table:table-row table:style-name="Table1.1">
          <table:table-cell table:style-name="Table1.A2" office:value-type="string">
            <text:p text:style-name="Table_20_Contents" loext:marker-style-name="T1"><text:span text:style-name="T1">FSR1</text:span><text:span text:style-name="T1"/></text:p>
          </table:table-cell>
          <table:table-cell table:style-name="Table1.B2" office:value-type="string">
            <text:p text:style-name="Table_20_Contents" loext:marker-style-name="T1"><text:span text:style-name="T1">The brake lamps shall be activated within 50ms of receiving a brake signal. *</text:span><text:span text:style-name="T2"><text:bibliography-mark text:identifier="CITATION Off23 \p 5.2.22.1 \l 4105 " text:bibliography-type="article" text:title=" [1, p. 5.2.22.1]"> [1, p. 5.2.22.1]</text:bibliography-mark></text:span></text:p>
          </table:table-cell>
          <table:table-cell table:style-name="Table1.C2" office:value-type="string">
            <text:p text:style-name="Table_20_Contents" loext:marker-style-name="T1"><text:span text:style-name="T1">Logic Unit, Brake Pedal, Turn Signal*</text:span><text:span text:style-name="T1"/></text:p>
          </table:table-cell>
          <table:table-cell table:style-name="Table1.D2" office:value-type="string">
            <text:p text:style-name="Table_20_Contents" loext:marker-style-name="T1"><text:span text:style-name="T1">D</text:span><text:span text:style-name="T1"/></text:p>
          </table:table-cell>
        </table:table-row>
        <table:table-row table:style-name="Table1.1">
          <table:table-cell table:style-name="Table1.A2" office:value-type="string">
            <text:p text:style-name="Table_20_Contents" loext:marker-style-name="T1"><text:span text:style-name="T1">FSR2</text:span><text:span text:style-name="T1"/></text:p>
          </table:table-cell>
          <table:table-cell table:style-name="Table1.B3" office:value-type="string">
            <text:p text:style-name="Table_20_Contents" loext:marker-style-name="T1"><text:span text:style-name="T1">The brake lamps shall be activated if the acceleration of the vehicle is measured to be &gt; 1.3 m/s</text:span><text:span text:style-name="T6">2</text:span><text:span text:style-name="T1"> while the vehicle is in regenerative braking (one pedal) mode and shall remain activated until the acceleration is measured to be &lt;= 1.2 m/s</text:span><text:span text:style-name="T6">2</text:span><text:span text:style-name="T1">. * </text:span><text:span text:style-name="T2"><text:bibliography-mark text:identifier="CITATION Off23 \p 5.2.22.2 \l 4105 " text:bibliography-type="article" text:title="[1, p. 5.2.22.2]">[1, p. 5.2.22.2]</text:bibliography-mark></text:span></text:p>
          </table:table-cell>
          <table:table-cell table:style-name="Table1.C3" office:value-type="string">
            <text:p text:style-name="Table_20_Contents" loext:marker-style-name="T1"><text:span text:style-name="T1">Logic Unit, Driving Mode Signal, Turn Signal*</text:span><text:span text:style-name="T1"/></text:p>
          </table:table-cell>
          <table:table-cell table:style-name="Table1.D3" office:value-type="string">
            <text:p text:style-name="Table_20_Contents" loext:marker-style-name="T1"><text:span text:style-name="T1">D</text:span><text:span text:style-name="T1"/></text:p>
          </table:table-cell>
        </table:table-row>
        <table:table-row table:style-name="Table1.1">
          <table:table-cell table:style-name="Table1.A2" office:value-type="string">
            <text:p text:style-name="Table_20_Contents" loext:marker-style-name="T1"><text:span text:style-name="T1">FSR3</text:span><text:span text:style-name="T1"/></text:p>
          </table:table-cell>
          <table:table-cell table:style-name="Table1.B4" office:value-type="string">
            <text:p text:style-name="Table_20_Contents" loext:marker-style-name="T1"><text:span text:style-name="T1">The brake lamps shall not be activated if a turn signal is active. ** </text:span><text:span text:style-name="T2"><text:bibliography-mark text:identifier="CITATION Tra21 \p 93 \l 4105 " text:bibliography-type="article" text:title="[2, p. 93]">[2, p. 93]</text:bibliography-mark></text:span></text:p>
          </table:table-cell>
          <table:table-cell table:style-name="Table1.C4" office:value-type="string">
            <text:p text:style-name="Table_20_Contents" loext:marker-style-name="T1"><text:span text:style-name="T1">Logic Unit, Turn Signal**</text:span><text:span text:style-name="T1"/></text:p>
          </table:table-cell>
          <table:table-cell table:style-name="Table1.D4" office:value-type="string">
            <text:p text:style-name="Table_20_Contents" loext:marker-style-name="T1"><text:span text:style-name="T1">D</text:span><text:span text:style-name="T1"/></text:p>
          </table:table-cell>
        </table:table-row>
        <table:table-row table:style-name="Table1.1">
          <table:table-cell table:style-name="Table1.A2" office:value-type="string">
            <text:p text:style-name="Table_20_Contents" loext:marker-style-name="T1"><text:span text:style-name="T1">FSR4</text:span><text:span text:style-name="T1"/></text:p>
          </table:table-cell>
          <table:table-cell table:style-name="Table1.B5" office:value-type="string">
            <text:p text:style-name="Table_20_Contents" loext:marker-style-name="T1"><text:span text:style-name="T1">Faults in the logic unit, which would lead to an unintended activation of brake lamps, shall be detected within 50ms.</text:span><text:span text:style-name="T1"/></text:p>
          </table:table-cell>
          <table:table-cell table:style-name="Table1.C5" office:value-type="string">
            <text:p text:style-name="Table_20_Contents" loext:marker-style-name="T1"><text:span text:style-name="T1">Logic Unit</text:span><text:span text:style-name="T1"/></text:p>
          </table:table-cell>
          <table:table-cell table:style-name="Table1.D5" office:value-type="string">
            <text:p text:style-name="Table_20_Contents" loext:marker-style-name="T1"><text:span text:style-name="T1">D</text:span><text:span text:style-name="T1"/></text:p>
          </table:table-cell>
        </table:table-row>
        <table:table-row table:style-name="Table1.1">
          <table:table-cell table:style-name="Table1.A6" office:value-type="string">
            <text:p text:style-name="Table_20_Contents" loext:marker-style-name="T1"><text:span text:style-name="T1">FSR5</text:span><text:span text:style-name="T1"/></text:p>
          </table:table-cell>
          <table:table-cell table:style-name="Table1.B6" office:value-type="string">
            <text:p text:style-name="Table_20_Contents" loext:marker-style-name="T1"><text:span text:style-name="T1">Faults in the logic unit, which would lead to a failure to illuminate when signaling* or braking, shall be detected within 50ms.</text:span><text:span text:style-name="T1"/></text:p>
          </table:table-cell>
          <table:table-cell table:style-name="Table1.C6" office:value-type="string">
            <text:p text:style-name="Table_20_Contents" loext:marker-style-name="T1"><text:span text:style-name="T1">Logic Unit, Brake Pedal, Turn Signal*</text:span><text:span text:style-name="T1"/></text:p>
          </table:table-cell>
          <table:table-cell table:style-name="Table1.D6" office:value-type="string">
            <text:p text:style-name="Table_20_Contents" loext:marker-style-name="T1"><text:span text:style-name="T1">D</text:span><text:span text:style-name="T1"/></text:p>
          </table:table-cell>
        </table:table-row>
      </table:table>
      <text:p text:style-name="Standard_20__28_WW_29_" loext:marker-style-name="T1"><text:span text:style-name="T1">* In the case that the system is configured for unified brake and rear turn signals, the brake lamps shall only be activated if the turn signal is not active.</text:span><text:span text:style-name="T1"/></text:p>
      <text:p text:style-name="Standard_20__28_WW_29_" loext:marker-style-name="T1"><text:span text:style-name="T1">** In the case that the system is not configured for unified brake and rear turn signals, this requirement shall not be considered.</text:span><text:span text:style-name="T1"/></text:p>
      <text:h text:style-name="Heading_20_1" text:outline-level="1" loext:marker-style-name="T1"><text:span text:style-name="T1">Works Cited</text:span><text:span text:style-name="T1"/></text:h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1" loext:marker-style-name="T1"/>
          <table:table table:name="Table2" table:style-name="Table2">
            <table:table-column table:style-name="Table2.A"/>
            <table:table-column table:style-name="Table2.B"/>
            <table:table-row table:style-name="Table2.1">
              <table:table-cell table:style-name="Table2.A1" office:value-type="string">
                <text:p text:style-name="Bibliography" loext:marker-style-name="T3"><text:span text:style-name="T1">[1] </text:span><text:span text:style-name="T3"/></text:p>
              </table:table-cell>
              <table:table-cell table:style-name="Table2.A1" office:value-type="string">
                <text:p text:style-name="Bibliography" loext:marker-style-name="T1"><text:span text:style-name="T1">Official Journal of the European Union, "UN Regulation No 13-H – Uniform provisions concerning the approval of passenger cars with regard to braking," 24 February 2023. [Online]. Available: https://eur-lex.europa.eu/legal-content/EN/TXT/PDF/?uri=CELEX:42023X0401. [Accessed 15 October 2024].</text:span><text:span text:style-name="T1"/></text:p>
              </table:table-cell>
            </table:table-row>
            <table:table-row table:style-name="Table2.1">
              <table:table-cell table:style-name="Table2.A1" office:value-type="string">
                <text:p text:style-name="Bibliography" loext:marker-style-name="T4"><text:span text:style-name="T1">[2] </text:span><text:span text:style-name="T4"/></text:p>
              </table:table-cell>
              <table:table-cell table:style-name="Table2.A1" office:value-type="string">
                <text:p text:style-name="Bibliography" loext:marker-style-name="T1"><text:span text:style-name="T1">Transport Canada, "Technical Standards Document No. 108, Revision 7," 4 February 2021. [Online]. Available: https://tc.canada.ca/sites/default/files/2021-02/108_tsd_rev_r7.pdf. [Accessed 15 October 2024].</text:span><text:span text:style-name="T1"/></text:p>
              </table:table-cell>
            </table:table-row>
          </table:table>
          <text:p text:style-name="P2" loext:marker-style-name="T5"/>
          <text:p text:style-name="P1" loext:marker-style-name="T1"/>
        </text:index-body>
      </text:bibliography>
      <text:p text:style-name="P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Aptos Display" svg:font-family="'Aptos Display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line-height="115%" fo:keep-together="always" fo:hyphenation-ladder-count="no-limit" fo:keep-with-next="always" style:vertical-align="auto"/>
      <style:text-properties fo:color="#0f4761" loext:opacity="100%" style:font-name="Aptos Display" fo:font-family="'Aptos Display'" style:font-family-generic="roman" style:font-pitch="variable" fo:font-size="14pt" fo:font-weight="bold" style:letter-kerning="false" style:font-name-asian="F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4pt" style:language-complex="en" style:country-complex="US" style:font-weight-complex="bold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caption" style:family="paragraph" style:parent-style-name="Standard_20__28_WW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Bibliography" style:family="paragraph" style:parent-style-name="Standard" style:next-style-name="Standard"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14pt" fo:font-weight="bold" style:letter-kerning="false" style:font-name-asian="F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4pt" style:language-complex="en" style:country-complex="US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_20__28_WW_29_">
      <style:text-properties fo:color="#666666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CA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Ethan Silver</dc:creator>
    <meta:editing-cycles>8</meta:editing-cycles>
    <meta:creation-date>2024-10-15T14:14:00</meta:creation-date>
    <dc:date>2024-10-15T15:34:00</dc:date>
    <meta:editing-duration>PT16M</meta:editing-duration>
    <meta:generator>LibreOffice/7.6.7.2$Linux_X86_64 LibreOffice_project/60$Build-2</meta:generator>
    <meta:document-statistic meta:table-count="2" meta:image-count="0" meta:object-count="0" meta:page-count="1" meta:paragraph-count="31" meta:word-count="274" meta:character-count="1717" meta:non-whitespace-character-count="1471"/>
    <meta:user-defined meta:name="AppVersion">16.0000</meta:user-defined>
    <meta:template xlink:type="simple" xlink:actuate="onRequest" xlink:title="Normal.dotm" xlink:href=""/>
  </office:meta>
</office:document-meta>
</file>